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mazon Ember" svg:font-family="'Amazon Ember', 'Helvetica Neue', Roboto, Arial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0376" officeooo:paragraph-rsid="00170376"/>
    </style:style>
    <style:style style:name="P2" style:family="paragraph" style:parent-style-name="Standard">
      <style:text-properties officeooo:paragraph-rsid="00170376"/>
    </style:style>
    <style:style style:name="T1" style:family="text">
      <style:text-properties officeooo:rsid="00170376"/>
    </style:style>
    <style:style style:name="T2" style:family="text">
      <style:text-properties officeooo:rsid="001829de"/>
    </style:style>
    <style:style style:name="T3" style:family="text">
      <style:text-properties fo:font-variant="normal" fo:text-transform="none" fo:color="#000000" style:font-name="Times New Roman" fo:font-size="7.5pt" fo:letter-spacing="normal" fo:font-style="normal" fo:font-weight="normal"/>
    </style:style>
    <style:style style:name="T4" style:family="text">
      <style:text-properties fo:font-variant="normal" fo:text-transform="none" fo:color="#000000" style:font-name="Times New Roman" fo:font-size="7.5pt" fo:letter-spacing="normal" fo:font-style="normal" fo:font-weight="normal" officeooo:rsid="001829de"/>
    </style:style>
    <style:style style:name="T5" style:family="text">
      <style:text-properties fo:font-variant="normal" fo:text-transform="none" fo:color="#16191f" style:font-name="Amazon Ember" fo:font-size="10.5pt" fo:letter-spacing="normal" fo:font-style="normal" fo:font-weight="normal"/>
    </style:style>
    <style:style style:name="T6" style:family="text">
      <style:text-properties fo:font-variant="normal" fo:text-transform="none" fo:color="#16191f" style:font-name="Amazon Ember" fo:font-size="10.5pt" fo:letter-spacing="normal" fo:font-style="normal" fo:font-weight="normal" officeooo:rsid="001829de"/>
    </style:style>
    <style:style style:name="T7" style:family="text">
      <style:text-properties fo:font-variant="normal" fo:text-transform="none" fo:color="#16191f" fo:letter-spacing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nsible: </text:span><text:span text:style-name="T2">private: </text:span><text:span text:style-name="T1">10.0.2.128 <text:s/></text:span><text:span text:style-name="T2">pub: </text:span><text:span text:style-name="T5">44.199.229.250</text:span><text:span text:style-name="T7"> </text:span></text:p>
      <text:p text:style-name="P2"><text:span text:style-name="T1">worker1: </text:span><text:span text:style-name="T2">private: 10.0.2.228 pub: 34.232.50.101</text:span></text:p>
      <text:p text:style-name="P2"><text:span text:style-name="T1">worker2: </text:span><text:span text:style-name="T2">private: </text:span><text:span text:style-name="T5">10.0.2.142 </text:span><text:span text:style-name="T6">pub: 100.24.99.99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mazon Ember" svg:font-family="'Amazon Ember', 'Helvetica Neue', Roboto, Arial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6T18:46:07.601524835</meta:creation-date>
    <dc:date>2022-01-06T19:48:39.766883977</dc:date>
    <meta:editing-duration>PT42M12S</meta:editing-duration>
    <meta:editing-cycles>1</meta:editing-cycles>
    <meta:document-statistic meta:table-count="0" meta:image-count="0" meta:object-count="0" meta:page-count="1" meta:paragraph-count="3" meta:word-count="15" meta:character-count="143" meta:non-whitespace-character-count="129"/>
    <meta:generator>LibreOffice/6.4.7.2$Linux_X86_64 LibreOffice_project/40$Build-2</meta:generator>
  </office:meta>
</office:document-meta>
</file>